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41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idacja HTML</text:p>
      <text:p text:style-name="P1"><text:a xlink:type="simple" xlink:href="https://pl.khanacademy.org/computing/computer-programming/html-css/html-css-further-learning/v/html-validation" text:style-name="Internet_20_link" text:visited-style-name="Visited_20_Internet_20_Link"><text:span text:style-name="Internet_20_link">Walidacja HTML (film) | Dalsza nauka | Khan Academy</text:span></text:a></text:p>
      <text:p text:style-name="P1"><text:a xlink:type="simple" xlink:href="https://validator.w3.org/" text:style-name="Internet_20_link" text:visited-style-name="Visited_20_Internet_20_Link"><text:span text:style-name="Internet_20_link">Usługa sprawdzania poprawności znaczników W3C</text:span></text:a></text:p>
      <text:p text:style-name="P1"><text:a xlink:type="simple" xlink:href="https://jigsaw.w3.org/css-validator/" text:style-name="Internet_20_link" text:visited-style-name="Visited_20_Internet_20_Link"><text:span text:style-name="Internet_20_link">Usługa Walidacji CSS W3C</text:span></text:a></text:p>
      <text:p text:style-name="P1"/>
      <text:p text:style-name="P1"><text:a xlink:type="simple" xlink:href="https://delante.pl/optymalizacje-stron-internetowych-na-potrzeby-osob-niepelnosprawnych/" text:style-name="Internet_20_link" text:visited-style-name="Visited_20_Internet_20_Link"><text:span text:style-name="Internet_20_link">Dostosowanie strony internetowej do potrzeb osób niepełnosprawnych - Blog Delante</text:span></text:a></text:p>
      <text:p text:style-name="P1"><text:a xlink:type="simple" xlink:href="https://www.nik.gov.pl/aktualnosci/nik-o-dostosowaniu-stron-internetowych-do-potrzeb-osob-z-niepelnosprawnosciami.html" text:style-name="Internet_20_link" text:visited-style-name="Visited_20_Internet_20_Link"><text:span text:style-name="Internet_20_link">NIK o dostosowaniu stron internetowych do potrzeb osób z niepełnosprawnościami - Najwyższa Izba Kontroli</text:span></text:a></text:p>
      <text:p text:style-name="P1"><text:a xlink:type="simple" xlink:href="https://atomagency.pl/blog/wcag-dostosowanie-strony-dla-osob-niepelnosprawnych" text:style-name="Internet_20_link" text:visited-style-name="Visited_20_Internet_20_Link"><text:span text:style-name="Internet_20_link">WCAG 2.0 - dostosowanie strony dla osób niepełnosprawnych w praktyce (atomagency.pl)</text:span></text:a></text:p>
      <text:p text:style-name="P1"/>
      <text:p text:style-name="P1"><text:a xlink:type="simple" xlink:href="https://www.intellect.pl/blog/strony-internetowe-dla-niepelnosprawnych/" text:style-name="Internet_20_link" text:visited-style-name="Visited_20_Internet_20_Link"><text:span text:style-name="Internet_20_link">Pełnosprawni w sieci. Jak dostosować stronę internetową do potrzeb osób niepełnosprawnych? &gt; Blog Intellect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10:08:00.334000000</meta:creation-date>
    <dc:date>2021-11-29T10:08:16.380000000</dc:date>
    <meta:editing-duration>PT16S</meta:editing-duration>
    <meta:editing-cycles>1</meta:editing-cycles>
    <meta:document-statistic meta:table-count="0" meta:image-count="0" meta:object-count="0" meta:page-count="1" meta:paragraph-count="8" meta:word-count="69" meta:character-count="510" meta:non-whitespace-character-count="449"/>
    <meta:generator>LibreOffice/7.2.3.2$Windows_X86_64 LibreOffice_project/d166454616c1632304285822f9c83ce2e660fd92</meta:generator>
  </office:meta>
</office:document-meta>
</file>